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crosoft Sans Serif" svg:font-family="'Microsoft Sans Serif'"/>
    <style:font-face style:name="Arial" svg:font-family="Arial" style:font-family-generic="swiss" style:font-pitch="variable"/>
  </office:font-face-decls>
  <office:automatic-styles>
    <style:style style:name="P1" style:family="paragraph" style:parent-style-name="Header" style:master-page-name="">
      <style:paragraph-properties style:page-number="auto"/>
      <style:text-properties fo:font-size="1pt" style:font-size-asian="1pt" style:font-size-complex="1pt"/>
    </style:style>
    <style:style style:name="P2" style:family="paragraph" style:parent-style-name="Footer" style:master-page-name="">
      <style:paragraph-properties style:page-number="auto"/>
      <style:text-properties fo:font-size="1pt" style:font-size-asian="1pt" style:font-size-complex="1pt"/>
    </style:style>
    <style:style style:name="P3" style:family="paragraph" style:parent-style-name="Základný_20_text_20__28_2_29_" style:master-page-name="">
      <style:paragraph-properties fo:margin-left="0cm" fo:margin-right="0cm" fo:line-height="150%" fo:text-align="start" style:justify-single-word="false" fo:text-indent="0cm" style:auto-text-indent="false" style:page-number="auto" style:writing-mode="page">
        <style:tab-stops>
          <style:tab-stop style:position="1.295cm" style:leader-style="dotted" style:leader-text="."/>
        </style:tab-stops>
      </style:paragraph-properties>
    </style:style>
    <style:style style:name="P4" style:family="paragraph" style:parent-style-name="Názov_20_obrázka" style:master-page-name="">
      <style:paragraph-properties fo:margin-left="0cm" fo:margin-right="0cm" fo:line-height="150%" fo:text-align="start" style:justify-single-word="false" fo:text-indent="0cm" style:auto-text-indent="false" style:page-number="auto" style:writing-mode="page"/>
    </style:style>
    <style:style style:name="P5"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style>
    <style:style style:name="P6"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tab-stops>
          <style:tab-stop style:position="17.037cm"/>
          <style:tab-stop style:position="18.357cm"/>
        </style:tab-stops>
      </style:paragraph-properties>
    </style:style>
    <style:style style:name="P7"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tab-stops>
          <style:tab-stop style:position="5.009cm"/>
          <style:tab-stop style:position="15.198cm"/>
          <style:tab-stop style:position="17.893cm"/>
        </style:tab-stops>
      </style:paragraph-properties>
    </style:style>
    <style:style style:name="P8" style:family="paragraph" style:parent-style-name="Základný_20_text">
      <style:paragraph-properties fo:margin-left="0cm" fo:margin-right="0cm" fo:line-height="150%" fo:text-align="start" style:justify-single-word="false" fo:text-indent="0.635cm" style:auto-text-indent="false" style:writing-mode="page"/>
    </style:style>
    <style:style style:name="P9" style:family="paragraph" style:parent-style-name="Záhlavie_20__23_3" style:master-page-name="">
      <style:paragraph-properties fo:margin-left="0cm" fo:margin-right="0cm" fo:line-height="150%" fo:text-align="start" style:justify-single-word="false" fo:text-indent="0cm" style:auto-text-indent="false" style:page-number="auto" style:writing-mode="page"/>
    </style:style>
    <style:style style:name="P10" style:family="paragraph" style:parent-style-name="Záhlavie_20__23_1" style:master-page-name="">
      <style:paragraph-properties fo:margin-left="0cm" fo:margin-right="0cm" fo:line-height="150%" fo:text-align="start" style:justify-single-word="false" fo:text-indent="0cm" style:auto-text-indent="false" style:page-number="auto" style:writing-mode="page"/>
    </style:style>
    <style:style style:name="P11" style:family="paragraph" style:parent-style-name="Iné" style:master-page-name="PageStyle0">
      <style:paragraph-properties fo:margin-left="0cm" fo:margin-right="0cm" fo:line-height="150%" fo:text-align="start" style:justify-single-word="false" fo:text-indent="0cm" style:auto-text-indent="false" style:page-number="auto" style:writing-mode="page"/>
    </style:style>
    <style:style style:name="P12" style:family="paragraph" style:parent-style-name="Záhlavie_20__23_2" style:master-page-name="">
      <style:paragraph-properties fo:margin-left="0cm" fo:margin-right="0cm" fo:line-height="150%" fo:text-align="start" style:justify-single-word="false" fo:text-indent="0cm" style:auto-text-indent="false" style:page-number="auto" style:writing-mode="page"/>
    </style:style>
    <style:style style:name="T1" style:family="text">
      <style:text-properties fo:color="#000000" style:text-position="25% 58%" style:font-name="Arial" fo:font-size="14pt" fo:background-color="#80ffff" loext:char-shading-value="0" style:font-size-asian="14pt" style:font-size-complex="14pt"/>
    </style:style>
    <style:style style:name="T2" style:family="text">
      <style:text-properties fo:color="#000000" style:font-name="Arial" fo:font-size="14pt" fo:background-color="#80ffff" loext:char-shading-value="0" style:font-size-asian="14pt" style:font-size-complex="14pt"/>
    </style:style>
    <style:style style:name="T3" style:family="text">
      <style:text-properties fo:color="#000000" style:font-name="Arial" fo:font-size="14pt" officeooo:rsid="00118718" fo:background-color="#80ffff" loext:char-shading-value="0" style:font-size-asian="14pt" style:font-size-complex="14pt"/>
    </style:style>
    <style:style style:name="T4" style:family="text">
      <style:text-properties fo:color="#000000" style:font-name="Arial" fo:font-size="14pt" officeooo:rsid="0012f922" fo:background-color="#80ffff" loext:char-shading-value="0" style:font-size-asian="14pt" style:font-size-complex="14pt"/>
    </style:style>
    <style:style style:name="T5" style:family="text">
      <style:text-properties fo:color="#000000" style:font-name="Arial" fo:font-size="14pt" officeooo:rsid="00162591" fo:background-color="#80ffff" loext:char-shading-value="0" style:font-size-asian="14pt" style:font-size-complex="14pt"/>
    </style:style>
    <style:style style:name="T6" style:family="text">
      <style:text-properties fo:color="#000000" style:font-name="Arial" fo:font-size="14pt" officeooo:rsid="0016760b" fo:background-color="#80ffff" loext:char-shading-value="0" style:font-size-asian="14pt" style:font-size-complex="14pt"/>
    </style:style>
    <style:style style:name="T7" style:family="text">
      <style:text-properties style:font-name="Arial" fo:font-size="14pt" style:font-size-asian="14pt" style:font-size-complex="14pt"/>
    </style:style>
    <style:style style:name="T8" style:family="text">
      <style:text-properties style:font-name="Arial" fo:font-size="14pt" officeooo:rsid="00118718" style:font-size-asian="14pt" style:font-size-complex="14pt"/>
    </style:style>
    <style:style style:name="T9" style:family="text">
      <style:text-properties style:font-name="Arial" fo:font-size="14pt" officeooo:rsid="0012f922" style:font-size-asian="14pt" style:font-size-complex="14pt"/>
    </style:style>
    <style:style style:name="T10" style:family="text">
      <style:text-properties style:font-name="Arial" fo:font-size="14pt" officeooo:rsid="00162591" style:font-size-asian="14pt" style:font-size-complex="14pt"/>
    </style:style>
    <style:style style:name="T11" style:family="text">
      <style:text-properties style:font-name="Arial" fo:font-size="14pt" officeooo:rsid="0016760b" style:font-size-asian="14pt" style:font-size-complex="14pt"/>
    </style:style>
    <style:style style:name="Sect1" style:family="section">
      <style:section-properties fo:margin-left="0.635cm" fo:margin-right="1.864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p text:style-name="P11"><text:span text:style-name="CharStyle5"><text:span text:style-name="T2"/></text:span></text:p>
        <text:h text:style-name="P10" text:outline-level="1"><text:span text:style-name="CharStyle7"><text:span text:style-name="CharStyle7"><text:span text:style-name="T3">Ľ</text:span></text:span></text:span><text:bookmark-start text:name="bookmark0"/><text:span text:style-name="CharStyle7"><text:span text:style-name="T7">udová prednáška</text:span></text:span><text:span text:style-name="CharStyle7"><text:span text:style-name="T2">.</text:span></text:span><text:bookmark-end text:name="bookmark0"/></text:h>
        <text:h text:style-name="P9" text:outline-level="3"><text:bookmark-start text:name="bookmark2"/><text:span text:style-name="CharStyle9"><text:span text:style-name="T2">O</text:span></text:span><text:span text:style-name="CharStyle9"><text:span text:style-name="T7"> soli kuchy</text:span></text:span><text:span text:style-name="CharStyle9"><text:span text:style-name="T8">ň</text:span></text:span><text:span text:style-name="CharStyle9"><text:span text:style-name="T7">skej</text:span></text:span><text:span text:style-name="CharStyle9"><text:span text:style-name="T2">,</text:span></text:span><text:span text:style-name="CharStyle9"><text:span text:style-name="T7"> jej upotrebení </text:span></text:span><text:span text:style-name="CharStyle9"><text:span text:style-name="T2">a</text:span></text:span><text:span text:style-name="CharStyle9"><text:span text:style-name="T7"> dobýv</text:span></text:span><text:span text:style-name="CharStyle9"><text:span text:style-name="T2">a</text:span></text:span><text:span text:style-name="CharStyle9"><text:span text:style-name="T7">ní</text:span></text:span><text:span text:style-name="CharStyle9"><text:span text:style-name="T2">.</text:span></text:span><text:bookmark-end text:name="bookmark2"/></text:h>
        <text:p text:style-name="P3"><text:span text:style-name="CharStyle12"><text:span text:style-name="T7">Podává </text:span></text:span><text:span text:style-name="CharStyle11"><text:span text:style-name="T7">MAGURSKÝ.</text:span></text:span></text:p>
        <text:p text:style-name="P4"><text:span text:style-name="CharStyle15"><text:span text:style-name="T7"/></text:span></text:p>
        <text:h text:style-name="P12" text:outline-level="2"><text:bookmark-start text:name="bookmark4"/><text:span text:style-name="CharStyle18"><text:span text:style-name="T7">O soli kuchy</text:span></text:span><text:span text:style-name="CharStyle18"><text:span text:style-name="T4">ň</text:span></text:span><text:span text:style-name="CharStyle18"><text:span text:style-name="T7">skej, jej upotre­bení </text:span></text:span><text:span text:style-name="CharStyle18"><text:span text:style-name="T2">a</text:span></text:span><text:span text:style-name="CharStyle18"><text:span text:style-name="T7"> dobý</text:span></text:span><text:span text:style-name="CharStyle18"><text:span text:style-name="T9">v</text:span></text:span><text:span text:style-name="CharStyle18"><text:span text:style-name="T7">an</text:span></text:span><text:span text:style-name="CharStyle18"><text:span text:style-name="T4">í</text:span></text:span><text:span text:style-name="CharStyle18"><text:span text:style-name="T7">.</text:span></text:span><text:bookmark-end text:name="bookmark4"/></text:h>
        <text:p text:style-name="P5"><text:span text:style-name="CharStyle21"><text:span text:style-name="T7"/></text:span></text:p>
        <text:p text:style-name="P8"><text:span text:style-name="CharStyle21"><text:span text:style-name="T7">Soľ kuchyňská je jediný nerast, ktorýžto človek ku svojej výžive neomýlne potrebuje. So</text:span></text:span><text:span text:style-name="CharStyle21"><text:span text:style-name="T2">ľ</text:span></text:span><text:span text:style-name="CharStyle21"><text:span text:style-name="T7"> je naším každodenným, ke</text:span></text:span><text:span text:style-name="CharStyle21"><text:span text:style-name="T2">ď</text:span></text:span><text:span text:style-name="CharStyle21"><text:span text:style-name="T7">žei nie pokrmom, tedy aspoň tohoto prirodzeným prídavkom čiže prí­sadou. Ačko</text:span></text:span><text:span text:style-name="CharStyle21"><text:span text:style-name="T10">ľ</text:span></text:span><text:span text:style-name="CharStyle21"><text:span text:style-name="T7">vek každá str</text:span></text:span><text:span text:style-name="CharStyle21"><text:span text:style-name="T2">a</text:span></text:span><text:span text:style-name="CharStyle21"><text:span text:style-name="T7">va, ktorú človek po­žíva, v najviac pádoch obsahuje v sebe toľko soli, koľko ku výžive tela potrebné je, no pritom všetkom je soľ naším zvyklým, áno, každodenným korením, preto, že napomáha dobrú chuť jedál.</text:span></text:span></text:p>
        <text:p text:style-name="P5"><text:span text:style-name="CharStyle21"><text:span text:style-name="T7">Pravda že toto každodenné korenenie jedál soľou má i svoju životnú príčinu. Ku troveniu</text:span></text:span><text:span text:style-name="CharStyle20"><text:span text:style-name="T7">potrebuje náš žalúdok takzvanú soľnú kyse­</text:span></text:span><text:span text:style-name="CharStyle20"><text:span text:style-name="T2">l</text:span></text:span><text:span text:style-name="CharStyle20"><text:span text:style-name="T5">i</text:span></text:span><text:span text:style-name="CharStyle20"><text:span text:style-name="T2">n</text:span></text:span><text:span text:style-name="CharStyle20"><text:span text:style-name="T7">u a táto tvorí sa zo soli. Soľou zväčšujeme strovite</text:span></text:span><text:span text:style-name="CharStyle20"><text:span text:style-name="T2">ľ</text:span></text:span><text:span text:style-name="CharStyle20"><text:span text:style-name="T7">nosť nášho žalúdka. Tento troví síce i bez soli, lebo v každom neslanom jedle už jesto toľko soli, aby sa soľná kyselina v po­trebnej miere mohla utvoriť, no pridaním soli čiže umelým solením zväčšujeme toto tvorenie sa soľnej kyseliny, ku troveniu potrebnej. A preto človek navyknul na soľ o mnoho rýchlejšie a tuhšie, než na pálenku, nevynímajúc ani divochov afrikánskych. Soľ kuchynská je tedy dnes už nielen korením, ale takrečeno podmienku nášho života.</text:span></text:span></text:p>
        <text:p text:style-name="P5"><text:span text:style-name="CharStyle20"><text:span text:style-name="T7">A ako človek, podobne žiada soľ kuchyňskú i náš domáci statok, menovite tam, kde je pôda a následkom toho i paša veľmi málo slaná, ako sú vápenaté a žúlové kraje. V tomto páde dá­vame soľ aspoň raz týždenne i statku na tak­zvaných so</text:span></text:span><text:span text:style-name="CharStyle20"><text:span text:style-name="T2">lisk</text:span></text:span><text:span text:style-name="CharStyle20"><text:span text:style-name="T7">á</text:span></text:span><text:span text:style-name="CharStyle20"><text:span text:style-name="T2">ch</text:span></text:span><text:span text:style-name="CharStyle20"><text:span text:style-name="T7">. Áno, nielen rožný domáci, lež i rožný divý statok, vyhľadáva a rád líže soľ. Majitelia zverincov to dobre vedia, a preto dávajú divým kozám, srnám a jeleňom i v zime niečo soli, aby ím lepšie trovil žalúdok, aby lepšie žraly a na seba priberaly.</text:span></text:span></text:p>
        <text:p text:style-name="P5"><text:span text:style-name="CharStyle20"><text:span text:style-name="T7">Soľ kuchyňská je ponajprv takzvaná zvánovka čiže </text:span></text:span><text:span text:style-name="CharStyle20"><text:span text:style-name="T2">kamenná</text:span></text:span><text:span text:style-name="CharStyle20"><text:span text:style-name="T7">. Ako taká nachádza sa v kôre zemske</text:span></text:span><text:span text:style-name="CharStyle20"><text:span text:style-name="T2">j</text:span></text:span><text:span text:style-name="CharStyle20"><text:span text:style-name="T7"> a dobýva sa banícky, celkom tak, ako na p</text:span></text:span><text:span text:style-name="CharStyle20"><text:span text:style-name="T2">r</text:span></text:span><text:span text:style-name="CharStyle20"><text:span text:style-name="T7">. železná rúda. Želiezko, čakan, kladivo a perlík sú tie nástroje, ktorými sa láme a vyberá. Tvorí veľké, viac sto metrov dlhé a široké ložiská, a preto je jej dobývanie dosť s veľkými obtiažnosťami spojené. Kde sa soľ vy­brala</text:span></text:span><text:span text:style-name="CharStyle20"><text:span text:style-name="T2">,</text:span></text:span><text:span text:style-name="CharStyle20"><text:span text:style-name="T7"> tam povstáva často nesmierny priestor, ktorého steny pri svetle kahanca blyštia a ligocú sa sťa malé hviezdičky. Sú to </text:span></text:span><text:soft-page-break/><text:span text:style-name="CharStyle20"><text:span text:style-name="T7">vlastne kryštálne plochy, ktoré, súc celkom hladké, odrážajú na nepadlé svetlo a preto ligocú sa.</text:span></text:span></text:p>
        <text:p text:style-name="P5"><text:span text:style-name="CharStyle20"><text:span text:style-name="T7">Soľ kuchyňská kamenná krystalisuje, tvorí kryštále. Čo je soľný kryštál? Na túto otázku odpovie nám najlepšie nasledujúca zkúška. Nasypeme-li totiž do pohára vody kuchyňskej soli a po necháme tento rozpus</text:span></text:span><text:span text:style-name="CharStyle20"><text:span text:style-name="T5">t</text:span></text:span><text:span text:style-name="CharStyle20"><text:span text:style-name="T7"> vypariť sa na s</text:span></text:span><text:span text:style-name="CharStyle20"><text:span text:style-name="T5">l</text:span></text:span><text:span text:style-name="CharStyle20"><text:span text:style-name="T7">nci alebo na peci, tedy čo skoro spozorujeme, </text:span></text:span><text:span text:style-name="CharStyle20"><text:span text:style-name="T10">ž</text:span></text:span><text:span text:style-name="CharStyle20"><text:span text:style-name="T7">e sa máličko zmúti. A kto má dobré oči, vidí i to, že v otáznom poháre nastal čulý život. Všetko sa to tam hemží a semtam lieta a behá. Dobré oko vidí, že sa čiastky rozpustenej soli, akoby</text:span></text:span><text:span text:style-name="CharStyle20"><text:span text:style-name="T2"> </text:span></text:span><text:span text:style-name="CharStyle20"><text:span text:style-name="T7">dľa nejakého predpisu, jedna k druhej </text:span></text:span><text:span text:style-name="CharStyle20"><text:span text:style-name="T5">u</text:span></text:span><text:span text:style-name="CharStyle20"><text:span text:style-name="T7">sad</text:span></text:span><text:span text:style-name="CharStyle20"><text:span text:style-name="T5">z</text:span></text:span><text:span text:style-name="CharStyle20"><text:span text:style-name="T7">ujú, uriaďujú. Zvláštna príťažlivá sila ukladá ich jedno k druhému tak, že konečne povstane pravidelné teleso, kocka. Soľ kamenná krystalisuje v kockách; tieto kocky sú jej kryštále. Aby tedy soľný kryštál mohol sa utvoriť, musí sa soľ prv vo vode rozpustiť. Len v rozpuste môžu sa utvoriť kryštále.</text:span></text:span></text:p>
        <text:p text:style-name="P5"><text:span text:style-name="CharStyle20"><text:span text:style-name="T7">Je-li v rozpuste málo miesta, pre usadzujúce sa čiastočky, alebo, je-li vyparovanie sa prirýchle, tenkráť nepovstanú kryštále, lež len taká krystalisovaná massa, akú nám rozkrušená soľ zvánovka ukazuje. Aby tedy celkovité kryštále mohly sa utvoriť, musí byť nielen nadostač miesta v roz­puste, lež i vyparovanie musí sa diať pozvoľno.</text:span></text:span></text:p>
        <text:p text:style-name="P5"><text:span text:style-name="CharStyle20"><text:span text:style-name="T7">Položíme-li rovnobežne, s ktoroukoľvek plo­chou kryštála, na kryštál nôž, jeho ostrím, a udreme</text:span></text:span><text:span text:style-name="CharStyle20"><text:span text:style-name="T2">-</text:span></text:span><text:span text:style-name="CharStyle20"><text:span text:style-name="T7">li naň klad</text:span></text:span><text:span text:style-name="CharStyle20"><text:span text:style-name="T2">i</text:span></text:span><text:span text:style-name="CharStyle20"><text:span text:style-name="T7">vkom, tedy odlúpi sa z kry­štála lupina. Soľ kuchyňská je lupenatá. Čerstvo odštiepená lupina má sklový ligot, je hladká a odráža svetlo. To sú tie hore spomenuté kryštal</text:span></text:span><text:span text:style-name="CharStyle20"><text:span text:style-name="T2">n</text:span></text:span><text:span text:style-name="CharStyle20"><text:span text:style-name="T7">é plochy.</text:span></text:span></text:p>
        <text:p text:style-name="P5"><text:span text:style-name="CharStyle20"><text:span text:style-name="T7">Poneváč soľ zvánovka je krystalisovaná massa, bo má kryštalné plochy, preto musela ona niekdy</text:span></text:span><text:span text:style-name="CharStyle27"><text:span text:style-name="T7"> </text:span></text:span><text:span text:style-name="CharStyle20"><text:span text:style-name="T7">v soľnom rozpuste byť obsažená. A vskutku je soľ usadlina morská.</text:span></text:span></text:p>
        <text:p text:style-name="P5"><text:span text:style-name="CharStyle20"><text:span text:style-name="T7">Odlúčime-li nejakú morskú zátoku námelom, tak, že prestane jej spojenie s morom, a vyparí-li sa jej voda slnečným teplom, teda po­vstane na jej mieste soľné ložisko.</text:span></text:span></text:p>
        <text:p text:style-name="P5"><text:span text:style-name="CharStyle20"><text:span text:style-name="T7">Že je soľ kuchyňská usadlina morská, to dokazujú najstaršie, v Nemecku, v Štassfurte pri Magdeburgu nachodiace sa soľné bane</text:span></text:span><text:span text:style-name="CharStyle20"><text:span text:style-name="T2">. </text:span></text:span><text:span text:style-name="CharStyle20"><text:span text:style-name="T7">V týchto baniach nachodia sa kr</text:span></text:span><text:span text:style-name="CharStyle20"><text:span text:style-name="T5">e</text:span></text:span><text:span text:style-name="CharStyle20"><text:span text:style-name="T7">m soli kuchyňskej ešte i iné soli, ako i gyps. Všetky tieto soli sú tu vrstevnato uložené, a síce tak, že naj­ťažšia soľ tvorí najspodnejšiu vrstvu a najľahšia najvyššiu. No a dačo takého len v rozpuste, ako je na pr. more, mohlo sa utvoriť, a síce pozvoľným usadzovaním a vyparovaním rozpustu.</text:span></text:span></text:p>
        <text:p text:style-name="P5"><text:soft-page-break/><text:span text:style-name="CharStyle20"><text:span text:style-name="T7">Hor spomenuté ozrutné priestory, do ktorých by sa nejeden kostol i s vežou pohodlne mohol vmiestiť, možno zvlášť v Bochnii a vo Vieličke pri Krakove pozorovať. Sú tam dôlne viac sto metrov hlboké, do ktorých robotníkov a i navštevo vateľov či divákov pomocou zvláštneho stroja, a síce v železných klietkach, spúšťajú. Čo som tam vide</text:span></text:span><text:span text:style-name="CharStyle20"><text:span text:style-name="T2">l</text:span></text:span><text:span text:style-name="CharStyle20"><text:span text:style-name="T7"> a zkúsil</text:span></text:span><text:span text:style-name="CharStyle20"><text:span text:style-name="T2">,</text:span></text:span><text:span text:style-name="CharStyle20"><text:span text:style-name="T7"> chcem tú nakrátce vyrozprávať.</text:span></text:span></text:p>
        <text:p text:style-name="P5"><text:span text:style-name="CharStyle20"><text:span text:style-name="T7">Najsamprv opatrili nás všetkých bielymi plátenými kabátami, aby sme si šaty nezašpinili. Potom postavili nás po piatich do jednej takejto klietky, ktoré jedna </text:span></text:span><text:span text:style-name="CharStyle20"><text:span text:style-name="T6">n</text:span></text:span><text:span text:style-name="CharStyle20"><text:span text:style-name="T7">ad druhou visely. Keď všetko bolo v klietkach, spustili celú túto ľudskú mena</text:span></text:span><text:span text:style-name="CharStyle20"><text:span text:style-name="T2">ž</text:span></text:span><text:span text:style-name="CharStyle20"><text:span text:style-name="T7">eriu, asi zo 40 údov pozostávajúcu, pozvoľna nadol, do podzemného sveta, kde panovalo nepriezračné šero. No netrvalo to dlho, už po pár minútach zastal stroj a my, vystúpiac z klietky, octli sme sa v neveľkej kaplnke, cele zo soli vykresanej, tak, že okrem lampky a železného zábradlia i všetci svätí sú zo soli.</text:span></text:span></text:p>
        <text:p text:style-name="P5"><text:span text:style-name="CharStyle20"><text:span text:style-name="T7">No </text:span></text:span><text:span text:style-name="CharStyle20"><text:span text:style-name="T11">n</text:span></text:span><text:span text:style-name="CharStyle20"><text:span text:style-name="T7">ikdy nezabudnem ten okamih, keď sme už dolu leteli. Tá obava, že sa nám niekde reťaz odtrhne a my sletíme dolu prudkosťou voľno padajúceho kameňa, stavila mi dych. Avšak buď Bohu chvála, nič zlého sa nám neprihodi</text:span></text:span><text:span text:style-name="CharStyle20"><text:span text:style-name="T2">l</text:span></text:span><text:span text:style-name="CharStyle20"><text:span text:style-name="T7">o, okrem strachu a mrazu, ktorý nám po chrbte prebehol.</text:span></text:span></text:p>
        <text:p text:style-name="P5"><text:span text:style-name="CharStyle20"><text:span text:style-name="T7">Od kaplnky šli sme potom chodbami a schodami s oboch strán doskami obytými kam dia</text:span></text:span><text:span text:style-name="CharStyle20"><text:span text:style-name="T2">ľ </text:span></text:span><text:span text:style-name="CharStyle20"><text:span text:style-name="T7">tým hlbšie nadol až zrazu zahučaly nám v ušiach ľúbežné zvuky, akoby s neba spadlej muziky, a my vstúpili sme do ozrutného, bengálskym sve­tlom a rakétami osvetleného priestoru. Týmto spôsobom, vždy uvítaní muzikou, prešli sme so pár týchto priestorov. V jednom, najspodnejšom, nachodila sa i krčma i sála na tancovanie, no v krčme nebolo piva a do tanca nám starším nešlo, len tá mladá vrstva mrdla kde tu nohou.</text:span></text:span></text:p>
        <text:p text:style-name="P6"><text:span text:style-name="CharStyle20"><text:span text:style-name="T7">Na konci tejto púti začuli sme za zabitými doskami klopanie kladivom. Boli to robotníci, dobývaním soli zamestnaní, ktorých sme ale nevideli. Tie miesta, kde sa pracuje, kde pot tečie, tie nám neukázali. Konečne prišli sme k jednomu neve</text:span></text:span><text:span text:style-name="CharStyle20"><text:span text:style-name="T11">ľ</text:span></text:span><text:span text:style-name="CharStyle20"><text:span text:style-name="T7">kéme jazeru; na ňom už stála loďka, aby nás na druhú stranu previezla. Keď sme už všetci vstúpili do nej, zahrala muzika utešený pochod čiže marš a my odpluli sme od brehu</text:span></text:span><text:span text:style-name="CharStyle20"><text:span text:style-name="T2">. </text:span></text:span><text:span text:style-name="CharStyle20"><text:span text:style-name="T7">No, netrvalo to dlho, už po pár sekundách boli sme zase v našich klietkach, ktoré nás teraz už trocha rezkejšie dohora v</text:span></text:span><text:span text:style-name="CharStyle20"><text:span text:style-name="T11">y</text:span></text:span><text:span text:style-name="CharStyle20"><text:span text:style-name="T7">tiahly.</text:span></text:span></text:p>
        <text:p text:style-name="P5"><text:span text:style-name="CharStyle20"><text:span text:style-name="T7">Keď sme boli hore, spýtal som sa môjho nezapomenute</text:span></text:span><text:span text:style-name="CharStyle20"><text:span text:style-name="T2">ľ</text:span></text:span><text:span text:style-name="CharStyle20"><text:span text:style-name="T7">ného</text:span></text:span><text:span text:style-name="CharStyle20"><text:span text:style-name="T2"> </text:span></text:span><text:span text:style-name="CharStyle20"><text:span text:style-name="T7">syna, ako sa mu to páčilo? Vtedy mi riekol: Je to ovšem všetko veľko­lepé, no mojím zdaním neprirodzené, </text:span></text:span><text:span text:style-name="CharStyle20"><text:span text:style-name="T2">p</text:span></text:span><text:span text:style-name="CharStyle20"><text:span text:style-name="T7">od zemou muzika.</text:span></text:span></text:p>
        <text:p text:style-name="P5"><text:soft-page-break/><text:span text:style-name="CharStyle20"><text:span text:style-name="T7">Pravdu máš, syn môj! a k tomu, v soľnej bani b</text:span></text:span><text:span text:style-name="CharStyle20"><text:span text:style-name="T11">y</text:span></text:span><text:span text:style-name="CharStyle20"><text:span text:style-name="T2">ť</text:span></text:span><text:span text:style-name="CharStyle20"><text:span text:style-name="T7"> a soli nevideť, je tiež dačo podivného. Ja by som tiež radšej tam bol šiel, kde ani rakéty neosvecujú, ani muzika nehrá, lež kde sa namáhavo pracuje, kde soľné zvány krešú, kde drobnú soľ do sudov dávajú a kde koňská že­leznica sem a ta pod zemou behá. No nič to, doložil som žartovne, dnes už musíme zakončiť a s nádejou druhého vydania sa uspokojiť, čo sa, žiaľbohu, už viac nestane.</text:span></text:span></text:p>
        <text:p text:style-name="P5"><text:span text:style-name="CharStyle20"><text:span text:style-name="T7">Čo do barvy je kamenná soľ čiže zvánovka veľmi rozdielna, obyčajne nenie cele čistá a preto má i rozličnú barvu. Jesto priezračné ako sklo odrody, ktoré prepúšťajú svetlo, no zväčša je nepriezračná a potom brnavá, pozelenkavá, po­belavá, šedá i červená, na vrype však vždy biela Len cudzie prímiešky barvia ju na rozdielno.</text:span></text:span></text:p>
        <text:p text:style-name="P5"><text:span text:style-name="CharStyle20"><text:span text:style-name="T7">Soľ-zvánovka rozpúšťa sa rovnako, ako v stu­denej, tak i v teplej vode. Že rada na povetrí vlhne, to preto, že obsahuje v sebe rozplývavé soli, ktoré ju znečisťujú.</text:span></text:span></text:p>
        <text:p text:style-name="P5"><text:span text:style-name="CharStyle20"><text:span text:style-name="T7">Rozpustíme-li soľ zvánovú (kamennú) vo vode a ponecháme rozpus</text:span></text:span><text:span text:style-name="CharStyle20"><text:span text:style-name="T6">t</text:span></text:span><text:span text:style-name="CharStyle20"><text:span text:style-name="T7"> vypariť sa, vtedy obdržíme takzvanú zrnitú soľ, </text:span></text:span><text:span text:style-name="CharStyle20"><text:span text:style-name="T11">č</text:span></text:span><text:span text:style-name="CharStyle20"><text:span text:style-name="T7">istejšiu od obyčajnej.</text:span></text:span></text:p>
        <text:p text:style-name="P5"><text:span text:style-name="CharStyle21"><text:span text:style-name="T7">Hlavná spotreba soli kuchyňskej je ľudská domácnosť; no jej veľká časť potrebuje sa do fabrík na sódu, no dorábanie soľnej kyseliny, do sklených hút, na dorábanie mydla atď.</text:span></text:span></text:p>
        <text:p text:style-name="P5"><text:span text:style-name="CharStyle21"><text:span text:style-name="T7">U nás v Uhorsku nachodia sa soľné bane na kamennú čili zvánovú soľ v Marmaruši, v Slatinej, v Rónaszéku, v Akna-Suhatagu; potom v Sedmohradsku, a síce: v Maros-Ujváre, v Parajde, v Szovate, v Dés-Akne, vo Vizakne a v Torde.</text:span></text:span></text:p>
        <text:p text:style-name="P5"><text:span text:style-name="CharStyle21"><text:span text:style-name="T7">Aby sme mali pochop o rozsiahlosti soľ­ných ložísk, spomeniem tu len rozsiahlosť parajdského ložiska, ktoré je 2300 m. dlhé, 1700 m. široké a 180 m. hlboké alebo hrubé.</text:span></text:span></text:p>
        <text:p text:style-name="P5"><text:span text:style-name="CharStyle21"><text:span text:style-name="T7">V cudzozemsku nachodia sa soľné bane, okrem už spomenutej Vieličky v Bochne v </text:span></text:span><text:span text:style-name="CharStyle21"><text:span text:style-name="T2">I</text:span></text:span><text:span text:style-name="CharStyle21"><text:span text:style-name="T7">šlu v Hornom Rakúsku, v Halleine, v Soľnohrade, v Halle, v Tirolsk</text:span></text:span><text:span text:style-name="CharStyle21"><text:span text:style-name="T6">u</text:span></text:span><text:span text:style-name="CharStyle21"><text:span text:style-name="T7"> a pozdĺž Karpat v Haliči.</text:span></text:span></text:p>
        <text:p text:style-name="P5"><text:span text:style-name="CharStyle21"><text:span text:style-name="T7">Druhá podoba soli kuchyňskej je soľ </text:span></text:span><text:span text:style-name="CharStyle21"><text:span text:style-name="T2">morská</text:span></text:span><text:span text:style-name="CharStyle21"><text:span text:style-name="T7">, preto tak nazvaná, že sa z morskej vody do­rába, a síce úči</text:span></text:span><text:span text:style-name="CharStyle21"><text:span text:style-name="T6">n</text:span></text:span><text:span text:style-name="CharStyle21"><text:span text:style-name="T7">kom slnečného tepla. Do veľkých kotlín napustia morskej vody, ktorá, aby sa čím skôr vyparila, tečie kanálami do zvláštneho stavu čiže</text:span></text:span><text:span text:style-name="CharStyle21"><text:span text:style-name="T2"> </text:span></text:span><text:span text:style-name="CharStyle21"><text:span text:style-name="T7">záperu, kde sa potom krystalisuje. Túto so</text:span></text:span><text:span text:style-name="CharStyle21"><text:span text:style-name="T6">ľ </text:span></text:span><text:span text:style-name="CharStyle20"><text:span text:style-name="T7">upotrebujú okolo Stredozemného mora ležiace krajiny, ako i Portugalčania a Hollandčania, a síce nielen v svojej domácnosti, lež i ku soleniu rýb vo veľkom množstve.</text:span></text:span></text:p>
        <text:p text:style-name="P5"><text:span text:style-name="CharStyle20"><text:span text:style-name="T7">Pravdaže táto morská soľ je obyča</text:span></text:span><text:span text:style-name="CharStyle20"><text:span text:style-name="T2">jn</text:span></text:span><text:span text:style-name="CharStyle20"><text:span text:style-name="T7">e nečistá a obsahuje v sebe často piesok a </text:span></text:span><text:soft-page-break/><text:span text:style-name="CharStyle20"><text:span text:style-name="T7">hlinu, od kto</text:span></text:span><text:span text:style-name="CharStyle20"><text:span text:style-name="T2">r</text:span></text:span><text:span text:style-name="CharStyle20"><text:span text:style-name="T7">ejžto poslednej má červenkastú barvu. Pre túto príčinu ju čistia čiže rafinujú. Čo do barvy je ra­finovaná ovšem najviac biela, šedá alebo polobiela.</text:span></text:span></text:p>
        <text:p text:style-name="P7"><text:span text:style-name="CharStyle20"><text:span text:style-name="T7">Okolo Stredozemného mora vyparuje vodu slnce, no na severe, v Rusku, robí to isté t. j. vylučuje soľ z morskej vody — zima. Keď totiž voda zamrzne, ostanú pod ňou drobné soľné kryštále.</text:span></text:span></text:p>
        <text:p text:style-name="P5"><text:span text:style-name="CharStyle20"><text:span text:style-name="T7">Tretia podoba, v akej sa kuchynská soľ</text:span></text:span><text:span text:style-name="CharStyle20"><text:span text:style-name="T2"> </text:span></text:span><text:span text:style-name="CharStyle20"><text:span text:style-name="T7">na</text:span></text:span><text:span text:style-name="CharStyle20"><text:span text:style-name="T6">c</text:span></text:span><text:span text:style-name="CharStyle20"><text:span text:style-name="T7">hodí, je soľ </text:span></text:span><text:span text:style-name="CharStyle20"><text:span text:style-name="T2">pramenná</text:span></text:span><text:span text:style-name="CharStyle20"><text:span text:style-name="T7">. Mnohé skaliny</text:span></text:span><text:span text:style-name="CharStyle20"><text:span text:style-name="T2"> </text:span></text:span><text:span text:style-name="CharStyle20"><text:span text:style-name="T7">obsa­hujú v sebe soľ, ktorá sa v napustenej vode roztopí, vyluží a potom vo veľkých kotloch vy­varí. Týmto spôsobom dorába sa takzvaná vari</text:span></text:span><text:span text:style-name="CharStyle20"><text:span text:style-name="T2">enka</text:span></text:span><text:span text:style-name="CharStyle20"><text:span text:style-name="T7">. Na skaliny napustenú vodu vypumpujú, potom cez</text:span></text:span><text:span text:style-name="CharStyle20"><text:span text:style-name="T2"> </text:span></text:span><text:span text:style-name="CharStyle20"><text:span text:style-name="T7">rážďa prepustia a konečne vy­varia. Celé láktre</text:span></text:span><text:span text:style-name="CharStyle20"><text:span text:style-name="T2"> </text:span></text:span><text:span text:style-name="CharStyle20"><text:span text:style-name="T7">rážďa vidno v takomto solivare.</text:span></text:span><text:span text:style-name="CharStyle33"><text:span text:style-name="T2"> </text:span></text:span><text:span text:style-name="CharStyle20"><text:span text:style-name="T7">Dolu ráždím púšťajú túto slanú vodu preto, aby skorej vyparila sa v nej obsažená voda.</text:span></text:span></text:p>
        <text:p text:style-name="P5"><text:span text:style-name="CharStyle20"><text:span text:style-name="T7">Takýto solivar nachodí sa v Halle v Nemecku, u nás zas v Sóváre či </text:span></text:span><text:span text:style-name="CharStyle20"><text:span text:style-name="T11">ž</text:span></text:span><text:span text:style-name="CharStyle20"><text:span text:style-name="T7">e v Solivare, pri Prešove.</text:span></text:span></text:p>
        <text:p text:style-name="P5"><text:span text:style-name="CharStyle20"><text:span text:style-name="T7">Soľ varienka je zp</text:span></text:span><text:span text:style-name="CharStyle20"><text:span text:style-name="T11">o</text:span></text:span><text:span text:style-name="CharStyle20"><text:span text:style-name="T7">medzi všetkých najčistejšia. V niektorých solivaroch dorábajú soľ drobnozrnnú, inde zas hrubozrnnú.</text:span></text:span></text:p>
        <text:p text:style-name="P5"><text:span text:style-name="CharStyle20"><text:span text:style-name="T7">Konečne spomenutia zasluhujú ešte i soľné výkvety, aké v okolí Kaspického mora a na pú­šťach afrických pozorovať. Tu vykvetá soľ zo zeme a pokrýva celé kraje bielym závojom tak, ako u nás pokrýva sňah v zime zem. Toto deje sa tak preto, že na tých miestach nachodia sa hlboko pod zemou soľné skaliny alebo i soľné ložiská, ktoré do n</text:span></text:span><text:span text:style-name="CharStyle20"><text:span text:style-name="T6">í</text:span></text:span><text:span text:style-name="CharStyle20"><text:span text:style-name="T7">ch vniklá voda rozpúšťa. Ke</text:span></text:span><text:span text:style-name="CharStyle20"><text:span text:style-name="T2">ď </text:span></text:span><text:span text:style-name="CharStyle20"><text:span text:style-name="T7">sa ale táto voda dostane na vrch a z rozpustu vyparí, soľ ostane na zemi ako biely prach.</text:span></text:span></text:p>
        <text:p text:style-name="P5"><text:span text:style-name="CharStyle20"><text:span text:style-name="T7">Takto výkvetom povstalú soľ smetajú do vriec a predávajú. Obyčajne kupčia s ňou Arabi, kto­rých celé karavány sa len s kupectvom tejto soli zaoberajú.</text:span></text:span></text:p>
        <text:p text:style-name="P5"><text:span text:style-name="CharStyle20"><text:span text:style-name="T7">V novšom čase </text:span></text:span><text:span text:style-name="CharStyle20"><text:span text:style-name="T6">u</text:span></text:span><text:span text:style-name="CharStyle20"><text:span text:style-name="T7">potrebuje sa soľ, a síce jej nečisté sorty, ako dobrý trus na polia. Čím nečistejšia je otázna so</text:span></text:span><text:span text:style-name="CharStyle20"><text:span text:style-name="T2">ľ</text:span></text:span><text:span text:style-name="CharStyle20"><text:span text:style-name="T7">, tým lepší je z nej dorobený</text:span></text:span><text:span text:style-name="CharStyle26"><text:span text:style-name="T7"> </text:span></text:span><text:span text:style-name="CharStyle21"><text:span text:style-name="T7">trus. Nečistá soľ obsahuje v sebe medzi iným i gyps, potom magnesium a takzvané k</text:span></text:span><text:span text:style-name="CharStyle21"><text:span text:style-name="T6">a</text:span></text:span><text:span text:style-name="CharStyle21"><text:span text:style-name="T7">lium, všetko také látky, ktoré i rastliny ku svojmu </text:span></text:span><text:span text:style-name="CharStyle21"><text:span text:style-name="T2">ž</text:span></text:span><text:span text:style-name="CharStyle21"><text:span text:style-name="T7">ivotu potrebujú.</text:span></text:span></text:p>
        <text:p text:style-name="P5"><text:span text:style-name="CharStyle21"><text:span text:style-name="T7">V morskej vode obsažená kuchyňská soľ pre­káža hnitie mäsa a iných rastlinných a živo­číšnych látok. V mori panuje práve tak čulý život, ako na suchej zemi. </text:span></text:span><text:span text:style-name="CharStyle21"><text:span text:style-name="T11">I</text:span></text:span><text:span text:style-name="CharStyle21"><text:span text:style-name="T7"> tu ustavične rodia sa nové životy, i tu panuje neprestajná smrť. Čo je živé, i tu musí umreť. Na zemi pochováme m</text:span></text:span><text:span text:style-name="CharStyle21"><text:span text:style-name="T11">r</text:span></text:span><text:span text:style-name="CharStyle21"><text:span text:style-name="T7">tvoly do zeme, no v mori padajú ony na dno. Ustavičný dážď mŕtvol, veľkých i menších ž</text:span></text:span><text:span text:style-name="CharStyle21"><text:span text:style-name="T2">í</text:span></text:span><text:span text:style-name="CharStyle21"><text:span text:style-name="T7">vokov padá do tmavej hlbiny. Že tieto m</text:span></text:span><text:span text:style-name="CharStyle21"><text:span text:style-name="T11">r</text:span></text:span><text:span text:style-name="CharStyle21"><text:span text:style-name="T7">tvoly nenakazia vodu, že sa táto nezosmradne, to možno ďakovať v nej </text:span></text:span><text:soft-page-break/><text:span text:style-name="CharStyle21"><text:span text:style-name="T7">obsaženej soli. Soľ kuchyňská pre­káža hnitiu.</text:span></text:span></text:p>
        <text:p text:style-name="P5"><text:span text:style-name="CharStyle21"><text:span text:style-name="T7">Pre túto istú príčinu, že prekáža hnitiu, so­líme čerstvé sviňské mäso a ryby. Soľ kuchyňská občerstvuje, obživuje však nielen už mŕtve, ale i živé tvory. Toho dôkazom sú morské kúpele. Morský kúpeľ účinkuje veľmi posilňujúco na kožu človeka a preto odporúča sa telesne slabým. Priliatim soľného rozpustu do kúpeľa možno, aspoň zčiastky, takéto kúpele i doma nahradiť.</text:span></text:span></text:p>
        <text:p text:style-name="P5"><text:span text:style-name="CharStyle21"><text:span text:style-name="T7">Soľ kuchynskú, ako známo, predáva štát, tento má na soľ takzvaný monopol, t. j. tú vý­sadu, že len on smie soľ dobývať a predávať, a to preto, aby špekulanti so soľou všelijaké klamstvá a zderstvá neprevádzali.</text:span></text:span></text:p>
        <text:p text:style-name="P5"><text:span text:style-name="CharStyle21"><text:span text:style-name="T7">Na celom svete dorobí sa soli ročne okolo sedemdesiattri milliony m. centov. U nás v Uhorsku vyše poldruha milliona m. centov a v celom Rakúsko-Uhorsku polštvrta milliona m. centov.</text:span></text:span></text:p>
        <text:p text:style-name="P5"><text:span text:style-name="CharStyle21"><text:span text:style-name="T7">Celé Česko a Morava nemajú soľných baní, a preto dovážajú všetku soľ z Vieličky a z Bochnii.</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crosoft Sans Serif" svg:font-family="'Microsoft Sans Serif'"/>
    <style:font-face style:name="Arial" svg:font-family="Ari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color="#0000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paragraph">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é" style:family="paragraph" style:master-page-name="">
      <loext:graphic-properties draw:fill="none" draw:fill-color="#729fcf"/>
      <style:paragraph-properties fo:margin-left="0cm" fo:margin-right="0cm" fo:text-indent="0.706cm" style:auto-text-indent="false" style:page-number="auto" fo:background-color="transparent"/>
    </style:style>
    <style:style style:name="Záhlavie_20__23_1" style:display-name="Záhlavie #1" style:family="paragraph" style:list-style-name="" style:master-page-name="">
      <loext:graphic-properties draw:fill="none" draw:fill-color="#729fcf"/>
      <style:paragraph-properties fo:text-align="center" style:justify-single-word="false" style:page-number="auto" fo:background-color="transparent"/>
    </style:style>
    <style:style style:name="Záhlavie_20__23_3" style:display-name="Záhlavie #3" style:family="paragraph" style:list-style-name="" style:master-page-name="">
      <loext:graphic-properties draw:fill="none" draw:fill-color="#729fcf"/>
      <style:paragraph-properties fo:text-align="center" style:justify-single-word="false" style:page-number="auto" fo:background-color="transparent"/>
    </style:style>
    <style:style style:name="Základný_20_text_20__28_2_29_" style:display-name="Základný text (2)" style:family="paragraph" style:master-page-name="">
      <loext:graphic-properties draw:fill="none" draw:fill-color="#729fcf"/>
      <style:paragraph-properties fo:text-align="center" style:justify-single-word="false" style:page-number="auto" fo:background-color="transparent"/>
    </style:style>
    <style:style style:name="Názov_20_obrázka" style:display-name="Názov obrázka" style:family="paragraph" style:master-page-name="">
      <loext:graphic-properties draw:fill="none" draw:fill-color="#729fcf"/>
      <style:paragraph-properties style:page-number="auto" fo:background-color="transparent"/>
    </style:style>
    <style:style style:name="Záhlavie_20__23_2" style:display-name="Záhlavie #2" style:family="paragraph" style:list-style-name="" style:master-page-name="">
      <loext:graphic-properties draw:fill="none" draw:fill-color="#729fcf"/>
      <style:paragraph-properties fo:text-align="center" style:justify-single-word="false" style:page-number="auto" fo:background-color="transparent"/>
    </style:style>
    <style:style style:name="Základný_20_text" style:display-name="Základný text" style:family="paragraph" style:master-page-name="">
      <loext:graphic-properties draw:fill="none" draw:fill-color="#729fcf"/>
      <style:paragraph-properties fo:margin-left="0cm" fo:margin-right="0cm" fo:text-indent="0.706cm" style:auto-text-indent="false" style:page-number="auto" fo:background-color="transparent"/>
    </style:style>
    <style:style style:name="Hlavička_20_alebo_20_päta_20__28_2_29_" style:display-name="Hlavička alebo päta (2)" style:family="paragraph" style:master-page-name="">
      <loext:graphic-properties draw:fill="none" draw:fill-color="#729fcf"/>
      <style:paragraph-properties style:page-number="auto" fo:background-color="transparent"/>
    </style:style>
    <style:style style:name="Hlavička_20_alebo_20_päta" style:display-name="Hlavička alebo päta" style:family="paragraph" style:master-page-name="">
      <loext:graphic-properties draw:fill="none" draw:fill-color="#729fcf"/>
      <style:paragraph-properties style:page-number="auto" fo:background-color="transparen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FontStyle" style:family="text">
      <style:text-properties fo:color="#000000" style:text-position="0% 100%" style:font-name="Microsoft Sans Serif" fo:font-family="'Microsoft Sans Serif'" fo:font-size="12pt" fo:letter-spacing="normal" fo:language="sk" fo:country="SK" style:font-name-asian="Microsoft Sans Serif" style:font-family-asian="'Microsoft Sans Serif'" style:font-size-asian="12pt" style:language-asian="sk" style:country-asian="SK" style:font-name-complex="Microsoft Sans Serif" style:font-family-complex="'Microsoft Sans Serif'" style:font-size-complex="12pt" style:language-complex="sk" style:country-complex="SK"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style style:name="CharStyle5" style:family="text" style:parent-style-name="CharStyle4">
      <style:text-properties fo:color="#000000" fo:language="sk" fo:country="SK" style:language-asian="sk" style:country-asian="SK" style:language-complex="sk" style:country-complex="SK"/>
    </style:style>
    <style:style style:name="CharStyle7" style:family="text" style:parent-style-name="DefaultFontStyle"/>
    <style:style style:name="CharStyle9" style:family="text" style:parent-style-name="DefaultFontStyle"/>
    <style:style style:name="CharStyle11" style:family="text" style:parent-style-name="DefaultFontStyle"/>
    <style:style style:name="CharStyle12" style:family="text" style:parent-style-name="CharStyle11">
      <style:text-properties fo:color="#000000" fo:language="sk" fo:country="SK" style:language-asian="sk" style:country-asian="SK" style:language-complex="sk" style:country-complex="SK"/>
    </style:style>
    <style:style style:name="CharStyle13" style:family="text" style:parent-style-name="CharStyle11">
      <style:text-properties fo:color="#000000" fo:language="sk" fo:country="SK" style:language-asian="sk" style:country-asian="SK" style:language-complex="sk" style:country-complex="SK"/>
    </style:style>
    <style:style style:name="CharStyle15" style:family="text" style:parent-style-name="DefaultFontStyle"/>
    <style:style style:name="CharStyle16" style:family="text" style:parent-style-name="CharStyle15">
      <style:text-properties fo:color="#000000" fo:language="sk" fo:country="SK" style:language-asian="sk" style:country-asian="SK" style:language-complex="sk" style:country-complex="SK"/>
    </style:style>
    <style:style style:name="CharStyle18" style:family="text" style:parent-style-name="DefaultFontStyle"/>
    <style:style style:name="CharStyle20" style:family="text" style:parent-style-name="DefaultFontStyle"/>
    <style:style style:name="CharStyle21" style:family="text" style:parent-style-name="CharStyle20">
      <style:text-properties fo:color="#000000" fo:language="sk" fo:country="SK" style:language-asian="sk" style:country-asian="SK" style:language-complex="sk" style:country-complex="SK"/>
    </style:style>
    <style:style style:name="CharStyle23" style:family="text" style:parent-style-name="DefaultFontStyle"/>
    <style:style style:name="CharStyle24" style:family="text" style:parent-style-name="CharStyle23">
      <style:text-properties fo:color="#000000" fo:language="sk" fo:country="SK" style:language-asian="sk" style:country-asian="SK" style:language-complex="sk" style:country-complex="SK"/>
    </style:style>
    <style:style style:name="CharStyle26" style:family="text" style:parent-style-name="DefaultFontStyle"/>
    <style:style style:name="CharStyle27" style:family="text" style:parent-style-name="CharStyle26">
      <style:text-properties fo:color="#000000" fo:language="sk" fo:country="SK" style:language-asian="sk" style:country-asian="SK" style:language-complex="sk" style:country-complex="SK"/>
    </style:style>
    <style:style style:name="CharStyle28" style:family="text" style:parent-style-name="CharStyle23">
      <style:text-properties fo:color="#000000" fo:language="sk" fo:country="SK" style:language-asian="sk" style:country-asian="SK" style:language-complex="sk" style:country-complex="SK"/>
    </style:style>
    <style:style style:name="CharStyle29" style:family="text" style:parent-style-name="CharStyle23">
      <style:text-properties fo:color="#000000" fo:language="sk" fo:country="SK" style:language-asian="sk" style:country-asian="SK" style:language-complex="sk" style:country-complex="SK"/>
    </style:style>
    <style:style style:name="CharStyle30" style:family="text" style:parent-style-name="CharStyle26">
      <style:text-properties fo:color="#000000" fo:language="sk" fo:country="SK" style:language-asian="sk" style:country-asian="SK" style:language-complex="sk" style:country-complex="SK"/>
    </style:style>
    <style:style style:name="CharStyle31" style:family="text" style:parent-style-name="CharStyle20">
      <style:text-properties fo:color="#000000" fo:language="sk" fo:country="SK" style:language-asian="sk" style:country-asian="SK" style:language-complex="sk" style:country-complex="SK"/>
    </style:style>
    <style:style style:name="CharStyle32" style:family="text" style:parent-style-name="CharStyle23">
      <style:text-properties fo:color="#000000" fo:language="sk" fo:country="SK" style:language-asian="sk" style:country-asian="SK" style:language-complex="sk" style:country-complex="SK"/>
    </style:style>
    <style:style style:name="CharStyle33" style:family="text" style:parent-style-name="CharStyle26">
      <style:text-properties fo:color="#000000" fo:language="sk" fo:country="SK" style:language-asian="sk" style:country-asian="SK" style:language-complex="sk" style:country-complex="SK"/>
    </style:style>
    <style:style style:name="CharStyle34" style:family="text" style:parent-style-name="CharStyle20">
      <style:text-properties fo:color="#000000" fo:language="sk" fo:country="SK" style:language-asian="sk" style:country-asian="SK" style:language-complex="sk" style:country-complex="SK"/>
    </style:style>
    <style:style style:name="Fram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704cm" style:num-format="1" style:print-orientation="portrait"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192cm" fo:margin-left="0cm" fo:margin-right="0cm" fo:margin-bottom="0cm"/>
      </style:header-style>
      <style:footer-style>
        <style:header-footer-properties fo:min-height="0.635cm" fo:margin-left="0cm" fo:margin-right="0cm" fo:margin-top="0.635cm"/>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minolta_c323111408300</dc:title>
    <dc:subject/>
    <meta:initial-creator/>
    <meta:keyword/>
    <dc:date>2023-11-22T22:18:48.881000000</dc:date>
    <meta:editing-duration>PT3H11M2S</meta:editing-duration>
    <meta:editing-cycles>4</meta:editing-cycles>
    <meta:generator>LibreOffice/5.4.2.2$Windows_x86 LibreOffice_project/22b09f6418e8c2d508a9eaf86b2399209b0990f4</meta:generator>
    <meta:document-statistic meta:table-count="0" meta:image-count="0" meta:object-count="0" meta:page-count="6" meta:paragraph-count="42" meta:word-count="2052" meta:character-count="12436" meta:non-whitespace-character-count="10425"/>
  </office:meta>
</office:document-meta>
</file>